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B"/></text:span><text:span text:style-name="headword_.bzh"><text:variable-set text:name="Right_Guideword_R" text:display="none" text:formula="ooow: =B" office:value-type="string" office:string-value="=B"/></text:span><text:span/><text:span text:style-name="pronunciation_pronunciations_entry_letData_dicBody">b</text:span><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ummypage" style:family="paragraph" style:parent-style-name="none">
      <style:paragraph-properties fo:break-after="page"/>
    </style:style>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8T21:55:38</meta:creation-date>
    <dc:creator>Trihus</dc:creator>
    <dc:date>2012-04-18T21:55:3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10\PartFile2"
Const IsPreview = "False"
Const RunMacroFirstTime = "True"
Const IsCoverImageInserted = "false"

'Changed On Apr-18-2012 for Picture TD-2937( Picture appears in the margin )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If IsCoverImageInserted = "true"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